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earStatsTask.ClearStatsTask( PerfRunData run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earStatsTask.shouldNotRecord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earStatsTask.doLog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